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0cec1d" officeooo:paragraph-rsid="000cec1d"/>
    </style:style>
    <style:style style:name="P2" style:family="paragraph" style:parent-style-name="Standard">
      <style:text-properties fo:language="en" fo:country="US" officeooo:rsid="000ddab7" officeooo:paragraph-rsid="000ddab7"/>
    </style:style>
    <style:style style:name="P3" style:family="paragraph" style:parent-style-name="Standard">
      <style:text-properties fo:language="en" fo:country="US" officeooo:rsid="000ddab7" officeooo:paragraph-rsid="000e7b49"/>
    </style:style>
    <style:style style:name="P4" style:family="paragraph" style:parent-style-name="Standard">
      <style:text-properties fo:language="en" fo:country="US" officeooo:rsid="000e7b49" officeooo:paragraph-rsid="000e7b49"/>
    </style:style>
    <style:style style:name="P5" style:family="paragraph" style:parent-style-name="Standard">
      <style:text-properties fo:language="en" fo:country="US" officeooo:rsid="00113cc0" officeooo:paragraph-rsid="00113cc0"/>
    </style:style>
    <style:style style:name="P6" style:family="paragraph" style:parent-style-name="Standard">
      <style:text-properties fo:language="en" fo:country="US" officeooo:rsid="0012703e" officeooo:paragraph-rsid="0012703e"/>
    </style:style>
    <style:style style:name="P7" style:family="paragraph" style:parent-style-name="Standard">
      <style:text-properties fo:language="en" fo:country="US" officeooo:rsid="0013bc8e" officeooo:paragraph-rsid="0013bc8e"/>
    </style:style>
    <style:style style:name="T1" style:family="text">
      <style:text-properties officeooo:rsid="000e7b49"/>
    </style:style>
    <style:style style:name="T2" style:family="text">
      <style:text-properties officeooo:rsid="001047c2"/>
    </style:style>
    <style:style style:name="T3" style:family="text">
      <style:text-properties officeooo:rsid="00113cc0"/>
    </style:style>
    <style:style style:name="T4" style:family="text">
      <style:text-properties officeooo:rsid="0012703e"/>
    </style:style>
    <style:style style:name="T5" style:family="text">
      <style:text-properties officeooo:rsid="0013bc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2">1.1. The keyboard support alpha-numeric input and may also <text:span text:style-name="T3">support</text:span> just numeric input with operand keys.</text:p>
      <text:p text:style-name="P3"><text:tab/><text:span text:style-name="T1">The mouse is a pointing device ans support movement input across a surface and support also click input.</text:span></text:p>
      <text:p text:style-name="P3"><text:span text:style-name="T1"><text:tab/></text:span></text:p>
      <text:p text:style-name="P3"/>
      <text:p text:style-name="P3"><text:span text:style-name="T1">1.2 If I were to build a faster keyboard I would need some statistic that tell me which keys are most used in order to put them close together. I would also need to know some most used key sequences in order to put those keys close together. Reminder that this keyboard should be designed just for one language, because most used keys vary from language to language.</text:span></text:p>
      <text:p text:style-name="P3"/>
      <text:p text:style-name="P3"><text:span text:style-name="T1"><text:s/></text:span></text:p>
      <text:p text:style-name="P4">2. <text:span text:style-name="T2">The myth of the infinitely fast machine talks about interactive systems and how this systems are seen as executing on an infinitely fast machine. This assumption is made because in most specifications and documentations of this systems, the lag between the user input and the system response is ignored. By ignoring this lag, some proprieties of the system may be lost.</text:span></text:p>
      <text:p text:style-name="P4"/>
      <text:p text:style-name="P5">3. Since blind people can’t use the regular keyboard and monitor, this devices must be replaced by others that do the same but in a more accessible way. For instance to solve the keyboard problem we can replace the characters that are written in the keys by braille 3D characters. <text:span text:style-name="T4">The output problem would need to be fixed replacing the monitor with a device that would appeal only to the hearing sense. In this example if a blind people is writing it would need a immediately feedback with the operating system reading what he wrote..</text:span></text:p>
      <text:p text:style-name="P5"/>
      <text:p text:style-name="P6">4. <text:span text:style-name="T5">Fitt’s Law predicts the time that it takes for a human to move from a initial position into a destination area. This law is most used in the study of human-computer interaction especially for the case of using a pointing device in a computer monitor to virtually touch an object.</text:span></text:p>
      <text:p text:style-name="P6"><text:tab/></text:p>
      <text:p text:style-name="P4"/>
      <text:p text:style-name="P6">5. A voice recognition input device and an eye track input device could benefit users that are unable to move some body parts. A dataglove can be a good input device for people that communicate through sign language. </text:p>
      <text:p text:style-name="P6"><text:tab/> <text:span text:style-name="T5">A speaker is a output device that could benefit blind people in a way that explains what they are handling.</text:span></text:p>
      <text:p text:style-name="P6"/>
      <text:p text:style-name="P7">6. </text:p>
      <text:p text:style-name="P6"/>
      <text:p text:style-name="P6"/>
      <text:p text:style-name="P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09:16:45.151895552</meta:creation-date>
    <dc:date>2019-02-26T10:31:22.420765028</dc:date>
    <meta:editing-duration>PT9M15S</meta:editing-duration>
    <meta:editing-cycles>2</meta:editing-cycles>
    <meta:generator>LibreOffice/6.0.7.3$Linux_X86_64 LibreOffice_project/00m0$Build-3</meta:generator>
    <meta:document-statistic meta:table-count="0" meta:image-count="0" meta:object-count="0" meta:page-count="1" meta:paragraph-count="14" meta:word-count="370" meta:character-count="2100" meta:non-whitespace-character-count="1730"/>
  </office:meta>
</office:document-meta>
</file>